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87d7" officeooo:paragraph-rsid="001b87d7"/>
    </style:style>
    <style:style style:name="P2" style:family="paragraph" style:parent-style-name="Standard">
      <style:text-properties officeooo:rsid="0020dde6" officeooo:paragraph-rsid="0020dde6"/>
    </style:style>
    <style:style style:name="P3" style:family="paragraph" style:parent-style-name="Standard">
      <style:text-properties officeooo:rsid="0020dde6" officeooo:paragraph-rsid="0020dde6"/>
    </style:style>
    <style:style style:name="P4" style:family="paragraph" style:parent-style-name="Standard">
      <style:text-properties officeooo:rsid="0022b0c1" officeooo:paragraph-rsid="0022b0c1"/>
    </style:style>
    <style:style style:name="P5" style:family="paragraph" style:parent-style-name="Standard">
      <style:text-properties officeooo:rsid="0024070f" officeooo:paragraph-rsid="0024070f"/>
    </style:style>
    <style:style style:name="P6" style:family="paragraph" style:parent-style-name="Standard">
      <style:text-properties officeooo:rsid="001b87d7" officeooo:paragraph-rsid="001b87d7"/>
    </style:style>
    <style:style style:name="P7" style:family="paragraph" style:parent-style-name="Standard">
      <style:text-properties officeooo:rsid="001dd9ae" officeooo:paragraph-rsid="001b87d7"/>
    </style:style>
    <style:style style:name="P8" style:family="paragraph" style:parent-style-name="Standard">
      <style:text-properties officeooo:rsid="00260a0a" officeooo:paragraph-rsid="00260a0a"/>
    </style:style>
    <style:style style:name="T1" style:family="text">
      <style:text-properties officeooo:rsid="001c0361"/>
    </style:style>
    <style:style style:name="T2" style:family="text">
      <style:text-properties officeooo:rsid="002591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s web server diary</text:p>
      <text:p text:style-name="P5">16/10/2017</text:p>
      <text:p text:style-name="P5">Started programming of web server in C. Was able to quickly make a socket, bind it to an address and listen on it for any messages.</text:p>
      <text:p text:style-name="P5"/>
      <text:p text:style-name="P5">17/10/2017</text:p>
      <text:p text:style-name="P5">Used my time to look up the protocols for web serving, made a simple response to a client request that always served the same web page no matter what they specify, this was done for testing purposes.</text:p>
      <text:p text:style-name="P5"/>
      <text:p text:style-name="P5">19/10/2017</text:p>
      <text:p text:style-name="P5">The sever can no<text:span text:style-name="T2">w</text:span> correctly get the specified page a client sends, if nothing is specified, it returns the index page. <text:span text:style-name="T2">Currently, the content type is always assumed to be text/html. To allow for images and other file types to be served I've added a structure and an array of the most common file types, this will be used to specify file type to be sent in the server response. </text:span>Started working on threading using thread control blocks. </text:p>
      <text:p text:style-name="P1"/>
      <text:p text:style-name="P5">22/10/2017</text:p>
      <text:p text:style-name="P1">Difficulty with correctly sending the contents of the buffer to the client. <text:span text:style-name="T1">Fixed, due to incorrect threading, once one request was processed, the web server stopped working. Once threading was implemented correctly, the client was able to send multiple different requests without any errors. </text:span></text:p>
      <text:p text:style-name="P7"/>
      <text:p text:style-name="P2">27/10/2017</text:p>
      <text:p text:style-name="P2">Implemented HEAD requests. </text:p>
      <text:p text:style-name="P2"/>
      <text:p text:style-name="P4">29/10/2017</text:p>
      <text:p text:style-name="P8">Added bad request hand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0:20:42.199932950</meta:creation-date>
    <dc:date>2017-10-29T03:26:47.340133895</dc:date>
    <meta:editing-duration>P2DT15H40M57S</meta:editing-duration>
    <meta:editing-cycles>6</meta:editing-cycles>
    <meta:generator>LibreOffice/4.2.8.2$Linux_X86_64 LibreOffice_project/420m0$Build-2</meta:generator>
    <meta:document-statistic meta:table-count="0" meta:image-count="0" meta:object-count="0" meta:page-count="1" meta:paragraph-count="13" meta:word-count="202" meta:character-count="1197" meta:non-whitespace-character-count="1005"/>
  </office:meta>
</office:document-meta>
</file>